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COGNOMS</text:p>
          </table:table-cell>
          <table:table-cell office:value-type="string">
            <text:p>ADREÇA</text:p>
          </table:table-cell>
          <table:table-cell office:value-type="string">
            <text:p>CODI POSTAL</text:p>
          </table:table-cell>
          <table:table-cell office:value-type="string">
            <text:p>LOCALITAT</text:p>
          </table:table-cell>
        </table:table-row>
        <table:table-row table:style-name="ro1">
          <table:table-cell office:value-type="string">
            <text:p>Nom 1</text:p>
          </table:table-cell>
          <table:table-cell office:value-type="string">
            <text:p>Cognoms 1</text:p>
          </table:table-cell>
          <table:table-cell office:value-type="string">
            <text:p>Adreça 1</text:p>
          </table:table-cell>
          <table:table-cell office:value-type="string">
            <text:p>C.P. 1</text:p>
          </table:table-cell>
          <table:table-cell office:value-type="string">
            <text:p>Poble 1</text:p>
          </table:table-cell>
        </table:table-row>
        <table:table-row table:style-name="ro1">
          <table:table-cell office:value-type="string">
            <text:p>Nom 2</text:p>
          </table:table-cell>
          <table:table-cell office:value-type="string">
            <text:p>Cognoms 2</text:p>
          </table:table-cell>
          <table:table-cell office:value-type="string">
            <text:p>Adreça 2</text:p>
          </table:table-cell>
          <table:table-cell office:value-type="string">
            <text:p>C.P. 2</text:p>
          </table:table-cell>
          <table:table-cell office:value-type="string">
            <text:p>Poble 2</text:p>
          </table:table-cell>
        </table:table-row>
        <table:table-row table:style-name="ro1">
          <table:table-cell office:value-type="string">
            <text:p>Nom 3</text:p>
          </table:table-cell>
          <table:table-cell office:value-type="string">
            <text:p>Cognoms 3</text:p>
          </table:table-cell>
          <table:table-cell office:value-type="string">
            <text:p>Adreça 3</text:p>
          </table:table-cell>
          <table:table-cell office:value-type="string">
            <text:p>C.P. 3</text:p>
          </table:table-cell>
          <table:table-cell office:value-type="string">
            <text:p>Poble 3</text:p>
          </table:table-cell>
        </table:table-row>
        <table:table-row table:style-name="ro1">
          <table:table-cell office:value-type="string">
            <text:p>Nom 4</text:p>
          </table:table-cell>
          <table:table-cell office:value-type="string">
            <text:p>Cognoms 4</text:p>
          </table:table-cell>
          <table:table-cell office:value-type="string">
            <text:p>Adreça 4</text:p>
          </table:table-cell>
          <table:table-cell office:value-type="string">
            <text:p>C.P. 4</text:p>
          </table:table-cell>
          <table:table-cell office:value-type="string">
            <text:p>Poble 4</text:p>
          </table:table-cell>
        </table:table-row>
        <table:table-row table:style-name="ro1">
          <table:table-cell office:value-type="string">
            <text:p>Nom 5</text:p>
          </table:table-cell>
          <table:table-cell office:value-type="string">
            <text:p>Cognoms 5</text:p>
          </table:table-cell>
          <table:table-cell office:value-type="string">
            <text:p>Adreça 5</text:p>
          </table:table-cell>
          <table:table-cell office:value-type="string">
            <text:p>C.P. 5</text:p>
          </table:table-cell>
          <table:table-cell office:value-type="string">
            <text:p>Poble 5</text:p>
          </table:table-cell>
        </table:table-row>
        <table:table-row table:style-name="ro1">
          <table:table-cell office:value-type="string">
            <text:p>Nom 6</text:p>
          </table:table-cell>
          <table:table-cell office:value-type="string">
            <text:p>Cognoms 6</text:p>
          </table:table-cell>
          <table:table-cell office:value-type="string">
            <text:p>Adreça 6</text:p>
          </table:table-cell>
          <table:table-cell office:value-type="string">
            <text:p>C.P. 6</text:p>
          </table:table-cell>
          <table:table-cell office:value-type="string">
            <text:p>Poble 6</text:p>
          </table:table-cell>
        </table:table-row>
        <table:table-row table:style-name="ro1">
          <table:table-cell office:value-type="string">
            <text:p>Nom 7</text:p>
          </table:table-cell>
          <table:table-cell office:value-type="string">
            <text:p>Cognoms 7</text:p>
          </table:table-cell>
          <table:table-cell office:value-type="string">
            <text:p>Adreça 7</text:p>
          </table:table-cell>
          <table:table-cell office:value-type="string">
            <text:p>C.P. 7</text:p>
          </table:table-cell>
          <table:table-cell office:value-type="string">
            <text:p>Poble 7</text:p>
          </table:table-cell>
        </table:table-row>
        <table:table-row table:style-name="ro1">
          <table:table-cell office:value-type="string">
            <text:p>Nom 8</text:p>
          </table:table-cell>
          <table:table-cell office:value-type="string">
            <text:p>Cognoms 8</text:p>
          </table:table-cell>
          <table:table-cell office:value-type="string">
            <text:p>Adreça 8</text:p>
          </table:table-cell>
          <table:table-cell office:value-type="string">
            <text:p>C.P. 8</text:p>
          </table:table-cell>
          <table:table-cell office:value-type="string">
            <text:p>Poble 8</text:p>
          </table:table-cell>
        </table:table-row>
        <table:table-row table:style-name="ro1">
          <table:table-cell office:value-type="string">
            <text:p>Nom 9</text:p>
          </table:table-cell>
          <table:table-cell office:value-type="string">
            <text:p>Cognoms 9</text:p>
          </table:table-cell>
          <table:table-cell office:value-type="string">
            <text:p>Adreça 9</text:p>
          </table:table-cell>
          <table:table-cell office:value-type="string">
            <text:p>C.P. 9</text:p>
          </table:table-cell>
          <table:table-cell office:value-type="string">
            <text:p>Poble 9</text:p>
          </table:table-cell>
        </table:table-row>
        <table:table-row table:style-name="ro1">
          <table:table-cell office:value-type="string">
            <text:p>Nom 10</text:p>
          </table:table-cell>
          <table:table-cell office:value-type="string">
            <text:p>Cognoms 10</text:p>
          </table:table-cell>
          <table:table-cell office:value-type="string">
            <text:p>Adreça 10</text:p>
          </table:table-cell>
          <table:table-cell office:value-type="string">
            <text:p>C.P. 10</text:p>
          </table:table-cell>
          <table:table-cell office:value-type="string">
            <text:p>Poble 10</text:p>
          </table:table-cell>
        </table:table-row>
        <table:table-row table:style-name="ro1">
          <table:table-cell office:value-type="string">
            <text:p>Nom 11</text:p>
          </table:table-cell>
          <table:table-cell office:value-type="string">
            <text:p>Cognoms 11</text:p>
          </table:table-cell>
          <table:table-cell office:value-type="string">
            <text:p>Adreça 11</text:p>
          </table:table-cell>
          <table:table-cell office:value-type="string">
            <text:p>C.P. 11</text:p>
          </table:table-cell>
          <table:table-cell office:value-type="string">
            <text:p>Poble 11</text:p>
          </table:table-cell>
        </table:table-row>
        <table:table-row table:style-name="ro1">
          <table:table-cell office:value-type="string">
            <text:p>Nom 12</text:p>
          </table:table-cell>
          <table:table-cell office:value-type="string">
            <text:p>Cognoms 12</text:p>
          </table:table-cell>
          <table:table-cell office:value-type="string">
            <text:p>Adreça 12</text:p>
          </table:table-cell>
          <table:table-cell office:value-type="string">
            <text:p>C.P. 12</text:p>
          </table:table-cell>
          <table:table-cell office:value-type="string">
            <text:p>Poble 12</text:p>
          </table:table-cell>
        </table:table-row>
        <table:table-row table:style-name="ro1">
          <table:table-cell office:value-type="string">
            <text:p>Nom 13</text:p>
          </table:table-cell>
          <table:table-cell office:value-type="string">
            <text:p>Cognoms 13</text:p>
          </table:table-cell>
          <table:table-cell office:value-type="string">
            <text:p>Adreça 13</text:p>
          </table:table-cell>
          <table:table-cell office:value-type="string">
            <text:p>C.P. 13</text:p>
          </table:table-cell>
          <table:table-cell office:value-type="string">
            <text:p>Poble 13</text:p>
          </table:table-cell>
        </table:table-row>
        <table:table-row table:style-name="ro1">
          <table:table-cell office:value-type="string">
            <text:p>Nom 14</text:p>
          </table:table-cell>
          <table:table-cell office:value-type="string">
            <text:p>Cognoms 14</text:p>
          </table:table-cell>
          <table:table-cell office:value-type="string">
            <text:p>Adreça 14</text:p>
          </table:table-cell>
          <table:table-cell office:value-type="string">
            <text:p>C.P. 14</text:p>
          </table:table-cell>
          <table:table-cell office:value-type="string">
            <text:p>Poble 14</text:p>
          </table:table-cell>
        </table:table-row>
        <table:table-row table:style-name="ro1">
          <table:table-cell office:value-type="string">
            <text:p>Nom 15</text:p>
          </table:table-cell>
          <table:table-cell office:value-type="string">
            <text:p>Cognoms 15</text:p>
          </table:table-cell>
          <table:table-cell office:value-type="string">
            <text:p>Adreça 15</text:p>
          </table:table-cell>
          <table:table-cell office:value-type="string">
            <text:p>C.P. 15</text:p>
          </table:table-cell>
          <table:table-cell office:value-type="string">
            <text:p>Poble 15</text:p>
          </table:table-cell>
        </table:table-row>
        <table:table-row table:style-name="ro1">
          <table:table-cell office:value-type="string">
            <text:p>Nom 16</text:p>
          </table:table-cell>
          <table:table-cell office:value-type="string">
            <text:p>Cognoms 16</text:p>
          </table:table-cell>
          <table:table-cell office:value-type="string">
            <text:p>Adreça 16</text:p>
          </table:table-cell>
          <table:table-cell office:value-type="string">
            <text:p>C.P. 16</text:p>
          </table:table-cell>
          <table:table-cell office:value-type="string">
            <text:p>Poble 16</text:p>
          </table:table-cell>
        </table:table-row>
        <table:table-row table:style-name="ro1">
          <table:table-cell office:value-type="string">
            <text:p>Nom 17</text:p>
          </table:table-cell>
          <table:table-cell office:value-type="string">
            <text:p>Cognoms 17</text:p>
          </table:table-cell>
          <table:table-cell office:value-type="string">
            <text:p>Adreça 17</text:p>
          </table:table-cell>
          <table:table-cell office:value-type="string">
            <text:p>C.P. 17</text:p>
          </table:table-cell>
          <table:table-cell office:value-type="string">
            <text:p>Poble 17</text:p>
          </table:table-cell>
        </table:table-row>
        <table:table-row table:style-name="ro1">
          <table:table-cell office:value-type="string">
            <text:p>Nom 18</text:p>
          </table:table-cell>
          <table:table-cell office:value-type="string">
            <text:p>Cognoms 18</text:p>
          </table:table-cell>
          <table:table-cell office:value-type="string">
            <text:p>Adreça 18</text:p>
          </table:table-cell>
          <table:table-cell office:value-type="string">
            <text:p>C.P. 18</text:p>
          </table:table-cell>
          <table:table-cell office:value-type="string">
            <text:p>Poble 18</text:p>
          </table:table-cell>
        </table:table-row>
        <table:table-row table:style-name="ro1">
          <table:table-cell office:value-type="string">
            <text:p>Nom 19</text:p>
          </table:table-cell>
          <table:table-cell office:value-type="string">
            <text:p>Cognoms 19</text:p>
          </table:table-cell>
          <table:table-cell office:value-type="string">
            <text:p>Adreça 19</text:p>
          </table:table-cell>
          <table:table-cell office:value-type="string">
            <text:p>C.P. 19</text:p>
          </table:table-cell>
          <table:table-cell office:value-type="string">
            <text:p>Poble 19</text:p>
          </table:table-cell>
        </table:table-row>
        <table:table-row table:style-name="ro1">
          <table:table-cell office:value-type="string">
            <text:p>Nom 20</text:p>
          </table:table-cell>
          <table:table-cell office:value-type="string">
            <text:p>Cognoms 20</text:p>
          </table:table-cell>
          <table:table-cell office:value-type="string">
            <text:p>Adreça 20</text:p>
          </table:table-cell>
          <table:table-cell office:value-type="string">
            <text:p>C.P. 20</text:p>
          </table:table-cell>
          <table:table-cell office:value-type="string">
            <text:p>Poble 20</text:p>
          </table:table-cell>
        </table:table-row>
        <table:table-row table:style-name="ro1">
          <table:table-cell office:value-type="string">
            <text:p>Nom 21</text:p>
          </table:table-cell>
          <table:table-cell office:value-type="string">
            <text:p>Cognoms 21</text:p>
          </table:table-cell>
          <table:table-cell office:value-type="string">
            <text:p>Adreça 21</text:p>
          </table:table-cell>
          <table:table-cell office:value-type="string">
            <text:p>C.P. 21</text:p>
          </table:table-cell>
          <table:table-cell office:value-type="string">
            <text:p>Poble 21</text:p>
          </table:table-cell>
        </table:table-row>
        <table:table-row table:style-name="ro1">
          <table:table-cell office:value-type="string">
            <text:p>Nom 22</text:p>
          </table:table-cell>
          <table:table-cell office:value-type="string">
            <text:p>Cognoms 22</text:p>
          </table:table-cell>
          <table:table-cell office:value-type="string">
            <text:p>Adreça 22</text:p>
          </table:table-cell>
          <table:table-cell office:value-type="string">
            <text:p>C.P. 22</text:p>
          </table:table-cell>
          <table:table-cell office:value-type="string">
            <text:p>Poble 22</text:p>
          </table:table-cell>
        </table:table-row>
        <table:table-row table:style-name="ro1">
          <table:table-cell office:value-type="string">
            <text:p>Nom 23</text:p>
          </table:table-cell>
          <table:table-cell office:value-type="string">
            <text:p>Cognoms 23</text:p>
          </table:table-cell>
          <table:table-cell office:value-type="string">
            <text:p>Adreça 23</text:p>
          </table:table-cell>
          <table:table-cell office:value-type="string">
            <text:p>C.P. 23</text:p>
          </table:table-cell>
          <table:table-cell office:value-type="string">
            <text:p>Poble 23</text:p>
          </table:table-cell>
        </table:table-row>
        <table:table-row table:style-name="ro1">
          <table:table-cell office:value-type="string">
            <text:p>Nom 24</text:p>
          </table:table-cell>
          <table:table-cell office:value-type="string">
            <text:p>Cognoms 24</text:p>
          </table:table-cell>
          <table:table-cell office:value-type="string">
            <text:p>Adreça 24</text:p>
          </table:table-cell>
          <table:table-cell office:value-type="string">
            <text:p>C.P. 24</text:p>
          </table:table-cell>
          <table:table-cell office:value-type="string">
            <text:p>Poble 24</text:p>
          </table:table-cell>
        </table:table-row>
        <table:table-row table:style-name="ro1">
          <table:table-cell office:value-type="string">
            <text:p>Nom 25</text:p>
          </table:table-cell>
          <table:table-cell office:value-type="string">
            <text:p>Cognoms 25</text:p>
          </table:table-cell>
          <table:table-cell office:value-type="string">
            <text:p>Adreça 25</text:p>
          </table:table-cell>
          <table:table-cell office:value-type="string">
            <text:p>C.P. 25</text:p>
          </table:table-cell>
          <table:table-cell office:value-type="string">
            <text:p>Poble 25</text:p>
          </table:table-cell>
        </table:table-row>
        <table:table-row table:style-name="ro1">
          <table:table-cell office:value-type="string">
            <text:p>Nom 26</text:p>
          </table:table-cell>
          <table:table-cell office:value-type="string">
            <text:p>Cognoms 26</text:p>
          </table:table-cell>
          <table:table-cell office:value-type="string">
            <text:p>Adreça 26</text:p>
          </table:table-cell>
          <table:table-cell office:value-type="string">
            <text:p>C.P. 26</text:p>
          </table:table-cell>
          <table:table-cell office:value-type="string">
            <text:p>Poble 26</text:p>
          </table:table-cell>
        </table:table-row>
        <table:table-row table:style-name="ro1">
          <table:table-cell office:value-type="string">
            <text:p>Nom 27</text:p>
          </table:table-cell>
          <table:table-cell office:value-type="string">
            <text:p>Cognoms 27</text:p>
          </table:table-cell>
          <table:table-cell office:value-type="string">
            <text:p>Adreça 27</text:p>
          </table:table-cell>
          <table:table-cell office:value-type="string">
            <text:p>C.P. 27</text:p>
          </table:table-cell>
          <table:table-cell office:value-type="string">
            <text:p>Poble 27</text:p>
          </table:table-cell>
        </table:table-row>
        <table:table-row table:style-name="ro1">
          <table:table-cell office:value-type="string">
            <text:p>Nom 28</text:p>
          </table:table-cell>
          <table:table-cell office:value-type="string">
            <text:p>Cognoms 28</text:p>
          </table:table-cell>
          <table:table-cell office:value-type="string">
            <text:p>Adreça 28</text:p>
          </table:table-cell>
          <table:table-cell office:value-type="string">
            <text:p>C.P. 28</text:p>
          </table:table-cell>
          <table:table-cell office:value-type="string">
            <text:p>Poble 28</text:p>
          </table:table-cell>
        </table:table-row>
        <table:table-row table:style-name="ro1">
          <table:table-cell office:value-type="string">
            <text:p>Nom 29</text:p>
          </table:table-cell>
          <table:table-cell office:value-type="string">
            <text:p>Cognoms 29</text:p>
          </table:table-cell>
          <table:table-cell office:value-type="string">
            <text:p>Adreça 29</text:p>
          </table:table-cell>
          <table:table-cell office:value-type="string">
            <text:p>C.P. 29</text:p>
          </table:table-cell>
          <table:table-cell office:value-type="string">
            <text:p>Poble 29</text:p>
          </table:table-cell>
        </table:table-row>
        <table:table-row table:style-name="ro1">
          <table:table-cell office:value-type="string">
            <text:p>Nom 30</text:p>
          </table:table-cell>
          <table:table-cell office:value-type="string">
            <text:p>Cognoms 30</text:p>
          </table:table-cell>
          <table:table-cell office:value-type="string">
            <text:p>Adreça 30</text:p>
          </table:table-cell>
          <table:table-cell office:value-type="string">
            <text:p>C.P. 30</text:p>
          </table:table-cell>
          <table:table-cell office:value-type="string">
            <text:p>Poble 30</text:p>
          </table:table-cell>
        </table:table-row>
      </table:table>
      <table:table table:name="Full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1">21/06/2007</text:date>, <text:time>20:26:53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1T17:58:14</meta:creation-date>
    <dc:date>2007-06-21T20:26:53</dc:date>
    <dc:language>ca-ES</dc:language>
    <meta:editing-cycles>3</meta:editing-cycles>
    <meta:editing-duration>PT2H28M40S</meta:editing-duration>
    <meta:user-defined meta:name="Info 1"/>
    <meta:user-defined meta:name="Info 2"/>
    <meta:user-defined meta:name="Info 3"/>
    <meta:user-defined meta:name="Info 4"/>
    <meta:document-statistic meta:table-count="3" meta:cell-count="155"/>
  </office:meta>
</office:document-meta>
</file>